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41cm" fo:min-width="25.1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0.801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192cm" fo:min-width="10.02cm" fo:wrap-option="no-wrap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1.205cm" fo:min-width="9.217cm" fo:wrap-option="no-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19" style:family="graphic" style:parent-style-name="standard">
      <style:graphic-properties draw:stroke="none" draw:fill="none" fo:min-height="11.827cm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614cm" fo:min-width="25.1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9" style:family="paragraph">
      <loext:graphic-properties draw:fill="solid" draw:fill-color="#ffff00" draw:opacity="30%"/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13" style:family="paragraph">
      <style:paragraph-properties style:text-autospace="none"/>
      <style:text-properties fo:font-size="16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Monaco1" fo:font-size="16pt" style:font-name-asian="Monaco1" style:font-size-asian="16pt" style:font-name-complex="Monaco1" style:font-size-complex="16pt"/>
    </style:style>
    <style:style style:name="T9" style:family="text">
      <style:text-properties style:font-name="Monaco" fo:font-size="16pt" style:font-name-asian="Monaco1" style:font-size-asian="16pt" style:font-name-complex="Monaco1" style:font-size-complex="16pt"/>
    </style:style>
    <style:style style:name="T10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2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style:font-name="Monaco1" fo:font-size="9pt" style:font-name-asian="Monaco1" style:font-size-asian="9pt" style:font-name-complex="Monaco1" style:font-size-complex="9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8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9" style:family="text">
      <style:text-properties fo:color="#ff3333" style:text-outline="false" style:text-line-through-style="none" style:text-line-through-type="none" style:font-name="Monaco1" fo:font-size="16pt" fo:font-style="normal" fo:text-shadow="none" style:text-underline-style="none" fo:font-weight="bold" style:letter-kerning="true" style:font-name-asian="Monaco1" style:font-size-asian="16pt" style:font-style-asian="normal" style:font-weight-asian="bold" style:font-name-complex="Monaco1" style:font-size-complex="16pt" style:font-style-complex="normal" style:font-weight-complex="bold" style:text-emphasize="none" style:font-relief="none"/>
    </style:style>
    <style:style style:name="T20" style:family="text">
      <style:text-properties style:font-name="Monaco1" fo:font-size="12pt" style:font-name-asian="Monaco1" style:font-size-asian="12pt" style:font-name-complex="Monaco1" style:font-size-complex="12pt"/>
    </style:style>
    <style:style style:name="T21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2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3" style:family="text">
      <style:text-properties fo:color="#000000" style:font-name="Monaco1" fo:font-size="11pt" style:font-name-asian="Monaco1" style:font-size-asian="11pt" style:font-name-complex="Monaco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304cm" svg:y="1.777cm" presentation:class="title" presentation:user-transformed="true">
          <draw:text-box>
            <text:p><text:span text:style-name="T1">PHP Analysis with Rascal</text:span><text:span text:style-name="T1"><text:line-break/></text:span><text:span text:style-name="T2"><text:line-break/></text:span><text:span text:style-name="T3">Mark Hills</text:span><text:span text:style-name="T2"><text:line-break/></text:span><text:span text:style-name="T3">Paul Klint</text:span><text:span text:style-name="T3"><text:line-break/></text:span><text:span text:style-name="T3">Jurgen Vinju</text:span><text:span text:style-name="T3"><text:line-break/></text:span><text:span text:style-name="T3"><text:line-break/></text:span><text:span text:style-name="T3"><text:line-break/></text:span><text:span text:style-name="T4">Joint work with:</text:span><text:span text:style-name="T4"><text:line-break/></text:span><text:span text:style-name="T5">Chris Mulder, Mike Parks, Ioana Rucareanu, Apil Tamang, Ruud van der Weijde, and many others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alysis is challen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ires Rascal plugin or Rascal shell</text:p>
              </text:list-item>
              <text:list-item>
                <text:p>Code is run from the PHP AiR project directly, available here: <text:a xlink:href="https://github.com/cwi-swat/php-analysis/" xlink:type="simple">https://github.com/cwi-swat/php-analysis/</text:a></text:p>
              </text:list-item>
              <text:list-item>
                <text:p>In tutorial, this is all in <text:span text:style-name="T6">lib</text:span></text:p>
              </text:list-item>
              <text:list-item>
                <text:p>Eclipse or PHP required for parsing, can manipulate existing ASTs without PHP</text:p>
              </text:list-item>
              <text:list-item>
                <text:p>Configuration settings detailed on web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3" draw:layer="layout" svg:width="25.724cm" svg:height="13.024cm" svg:x="1.291cm" svg:y="5.1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<text:span text:style-name="T7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rascal&gt;</text:span><text:span text:style-name="T9">loc wpload = </text:span></text:p>
            <text:p><text:span text:style-name="T10">|project</text:span><text:span text:style-name="T11">://</text:span><text:span text:style-name="T10">rascal-course-pldi-2015/data/systems/WordPress/</text:span></text:p>
            <text:p><text:span text:style-name="T10"><text:tab/></text:span><text:span text:style-name="T10">wordpress-4.2.2/wp-load.php|</text:span><text:span text:style-name="T9">;</text:span></text:p>
            <text:p text:style-name="P6"><text:span text:style-name="T8">Loc: ...</text:span></text:p>
            <text:p><text:span text:style-name="T8"/></text:p>
            <text:p><text:span text:style-name="T8">rascal&gt;import </text:span><text:span text:style-name="T12">lang::php::ast::AbstractSyntax</text:span><text:span text:style-name="T8">;</text:span></text:p>
            <text:p text:style-name="P6"><text:span text:style-name="T8">ok</text:span></text:p>
            <text:p><text:span text:style-name="T8">rascal&gt;import </text:span><text:span text:style-name="T12">lang::php::ast::System</text:span><text:span text:style-name="T8">;</text:span></text:p>
            <text:p text:style-name="P6"><text:span text:style-name="T8">ok</text:span></text:p>
            <text:p><text:span text:style-name="T8">rascal&gt;import </text:span><text:span text:style-name="T12">lang::php::util::Utils;</text:span></text:p>
            <text:p text:style-name="P6"><text:span text:style-name="T8">ok</text:span></text:p>
            <text:p><text:span text:style-name="T13"/></text:p>
            <text:p><text:span text:style-name="T8">rascal&gt;Script s = </text:span><text:span text:style-name="T14">loadPHPFile(wpload, false, false);</text:span></text:p>
          </draw:text-box>
        </draw:frame>
        <draw:custom-shape draw:style-name="gr3" draw:text-style-name="P5" draw:layer="layout" svg:width="9.642cm" svg:height="0.803cm" svg:x="1.482cm" svg:y="16.652cm">
          <text:p text:style-name="P4"><text:span text:style-name="T7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343cm" svg:y="11.261cm">
          <text:p text:style-name="P4"><text:span text:style-name="T7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229cm" svg:y="16.635cm">
          <text:p text:style-name="P4"><text:span text:style-name="T7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6"><text:span text:style-name="T15">Script: script([</text:span></text:p>
            <text:p text:style-name="P6"><text:span text:style-name="T15"><text:s text:c="4"/></text:span><text:span text:style-name="T15">exprstmt(call(</text:span></text:p>
            <text:p text:style-name="P6"><text:span text:style-name="T15"><text:s text:c="8"/></text:span><text:span text:style-name="T15">name(name("define")),</text:span></text:p>
            <text:p text:style-name="P6"><text:span text:style-name="T15"><text:s text:c="8"/></text:span><text:span text:style-name="T15">[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scalar(string("ABSPATH")),</text:span></text:p>
            <text:p text:style-name="P6"><text:span text:style-name="T15"><text:s text:c="12"/></text:span><text:span text:style-name="T15">false),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binaryOperation(</text:span></text:p>
            <text:p text:style-name="P6"><text:span text:style-name="T15"><text:s text:c="14"/></text:span><text:span text:style-name="T15">call(</text:span></text:p>
            <text:p text:style-name="P6"><text:span text:style-name="T15"><text:s text:c="16"/></text:span><text:span text:style-name="T15">name(name("dirname")),</text:span></text:p>
            <text:p text:style-name="P6"><text:span text:style-name="T15"><text:s text:c="16"/></text:span><text:span text:style-name="T15">[actualParameter(</text:span></text:p>
            <text:p text:style-name="P6"><text:span text:style-name="T15"><text:s text:c="20"/></text:span><text:span text:style-name="T15">scalar(fileConstant()[</text:span></text:p>
            <text:p text:style-name="P6"><text:span text:style-name="T15"><text:s text:c="24"/></text:span><text:span text:style-name="T15">@actualValue="/Projects/rascal-course-pldi-2015/data/systems/WordPress/wordpress-4.2.2/wp-load.php"</text:span></text:p>
            <text:p text:style-name="P6"><text:span text:style-name="T15"><text:s text:c="22"/></text:span><text:span text:style-name="T15">]),</text:span></text:p>
            <text:p text:style-name="P6"><text:span text:style-name="T15"><text:s text:c="20"/></text:span><text:span text:style-name="T15">false)]),</text:span></text:p>
            <text:p text:style-name="P6"><text:span text:style-name="T15"><text:s text:c="14"/></text:span><text:span text:style-name="T15">scalar(string("/")),</text:span></text:p>
            <text:p text:style-name="P6"><text:span text:style-name="T15"><text:s text:c="14"/></text:span><text:span text:style-name="T15">concat()),</text:span></text:p>
            <text:p text:style-name="P6"><text:span text:style-name="T15"><text:s text:c="12"/></text:span><text:span text:style-name="T15">false)</text:span></text:p>
            <text:p text:style-name="P6"><text:span text:style-name="T15"><text:s text:c="8"/></text:span><text:span text:style-name="T15">])),</text:span></text:p>
            <text:p text:style-name="P6"><text:span text:style-name="T15">...</text:span></text:p>
          </draw:text-box>
        </draw:frame>
        <draw:g xml:id="id5" draw:id="id5">
          <draw:custom-shape draw:style-name="gr8" draw:text-style-name="P9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2" draw:id="id2" draw:layer="layout" svg:width="16.199cm" svg:height="2.135cm" svg:x="4.874cm" svg:y="15.561cm">
            <draw:text-box>
              <text:p><text:span text:style-name="T16">Corresponds to:</text:span><text:span text:style-name="T16"><text:line-break/></text:span><text:span text:style-name="T16"><text:line-break/></text:span><text:span text:style-name="T17">define( </text:span><text:span text:style-name="T18">'ABSPATH'</text:span><text:span text:style-name="T17">, dirname(__FILE__) . </text:span><text:span text:style-name="T18">'/' </text:span><text:span text:style-name="T17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Source Locations</text:p>
          </draw:text-box>
        </draw:frame>
        <draw:custom-shape draw:style-name="gr11" draw:text-style-name="P3" draw:layer="layout" svg:width="25.724cm" svg:height="2.243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8">rascal&gt;Script s = </text:span><text:span text:style-name="T14">loadPHPFile(wpload, </text:span><text:span text:style-name="T19">true</text:span><text:span text:style-name="T14">, false);</text:span></text:p>
          </draw:text-box>
        </draw:frame>
        <draw:custom-shape draw:style-name="gr12" draw:text-style-name="P5" draw:layer="layout" svg:width="11.3cm" svg:height="0.803cm" svg:x="14.486cm" svg:y="12.139cm">
          <text:p text:style-name="P4"><text:span text:style-name="T7">Note: now we want source locations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29.14786302097 -157244.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, with Locations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12"><text:span text:style-name="T15">Script: script([</text:span></text:p>
            <text:p text:style-name="P12"><text:span text:style-name="T15"><text:s text:c="4"/></text:span><text:span text:style-name="T15">exprstmt(call(</text:span></text:p>
            <text:p text:style-name="P12"><text:span text:style-name="T15"><text:s text:c="8"/></text:span><text:span text:style-name="T15">name(name("define")[</text:span></text:p>
            <text:p text:style-name="P12"><text:span text:style-name="T15"><text:s text:c="12"/></text:span><text:span text:style-name="T15">@at=|project://rascal-course-pldi-2015/data/systems/WordPress/wordpress-4.2.2/wp-load.php|(617,6,&lt;22,0&gt;,&lt;22,0&gt;)</text:span></text:p>
            <text:p text:style-name="P12"><text:span text:style-name="T15"><text:s text:c="10"/></text:span><text:span text:style-name="T15">]),</text:span></text:p>
            <text:p text:style-name="P12"><text:span text:style-name="T15"><text:s text:c="8"/></text:span><text:span text:style-name="T15">[</text:span></text:p>
            <text:p text:style-name="P12"><text:span text:style-name="T15"><text:s text:c="10"/></text:span><text:span text:style-name="T15">actualParameter(</text:span></text:p>
            <text:p text:style-name="P12"><text:span text:style-name="T15"><text:s text:c="12"/></text:span><text:span text:style-name="T15">scalar(string("ABSPATH"))[</text:span></text:p>
            <text:p text:style-name="P12"><text:span text:style-name="T15"><text:s text:c="14"/></text:span><text:span text:style-name="T15">@at=|project://rascal-course-pldi-2015/data/systems/WordPress/wordpress-4.2.2/wp-load.php|(625,9,&lt;22,0&gt;,&lt;22,0&gt;)</text:span></text:p>
            <text:p text:style-name="P12"><text:span text:style-name="T15"><text:s text:c="12"/></text:span><text:span text:style-name="T15">],</text:span></text:p>
            <text:p text:style-name="P12"><text:span text:style-name="T15"><text:s text:c="12"/></text:span><text:span text:style-name="T15">false)[</text:span></text:p>
            <text:p text:style-name="P12"><text:span text:style-name="T15"><text:s text:c="12"/></text:span><text:span text:style-name="T15">@at=|project://rascal-course-pldi-2015/data/systems/WordPress/wordpress-4.2.2/wp-load.php|(625,9,&lt;22,0&gt;,&lt;22,0&gt;)</text:span></text:p>
            <text:p text:style-name="P12"><text:span text:style-name="T15"><text:s text:c="10"/></text:span><text:span text:style-name="T15">],</text:span></text:p>
            <text:p text:style-name="P12"><text:span text:style-name="T15"><text:s text:c="10"/></text:span><text:span text:style-name="T15">actualParameter(</text:span></text:p>
            <text:p text:style-name="P12"><text:span text:style-name="T15"><text:s text:c="12"/></text:span><text:span text:style-name="T15">binaryOperation(</text:span></text:p>
            <text:p text:style-name="P12"><text:span text:style-name="T15"><text:s text:c="14"/></text:span><text:span text:style-name="T15">call(</text:span></text:p>
            <text:p text:style-name="P12"><text:span text:style-name="T15"><text:s text:c="16"/></text:span><text:span text:style-name="T15">name(name("dirname")[</text:span></text:p>
            <text:p text:style-name="P12"><text:span text:style-name="T15"><text:s text:c="20"/></text:span><text:span text:style-name="T15">@at=|project://rascal-course-pldi-2015/data/systems/WordPress/wordpress-4.2.2/wp-load.php|(636,7,&lt;22,0&gt;,&lt;22,0&gt;)</text:span></text:p>
            <text:p text:style-name="P12"><text:span text:style-name="T15"><text:s text:c="18"/></text:span><text:span text:style-name="T15">]),</text:span></text:p>
            <text:p text:style-name="P12"><text:span text:style-name="T15"><text:s text:c="16"/></text:span><text:span text:style-name="T15">[actualParameter(</text:span></text:p>
            <text:p text:style-name="P12"><text:span text:style-name="T15"><text:s text:c="20"/></text:span><text:span text:style-name="T15">scalar(fileConstant()[</text:span></text:p>
            <text:p text:style-name="P12"><text:span text:style-name="T15"><text:s text:c="24"/></text:span><text:span text:style-name="T15">@actualValue="/data/systems/WordPress/wordpress-4.2.2/wp-load.php"</text:span></text:p>
            <text:p text:style-name="P12"><text:span text:style-name="T15"><text:s text:c="22"/></text:span><text:span text:style-name="T15">])[</text:span></text:p>
            <text:p text:style-name="P6"><text:span text:style-name="T15">...</text:span></text:p>
            <text:p text:style-name="P6"><text:span text:style-name="T15"><text:s text:c="3"/></text:span></text:p>
          </draw:text-box>
        </draw:frame>
        <draw:g xml:id="id6" draw:id="id6">
          <draw:custom-shape draw:style-name="gr8" draw:text-style-name="P9" xml:id="id3" draw:id="id3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4" draw:id="id4" draw:layer="layout" svg:width="16.199cm" svg:height="2.135cm" svg:x="4.874cm" svg:y="15.561cm">
            <draw:text-box>
              <text:p><text:span text:style-name="T16">Corresponds to:</text:span><text:span text:style-name="T16"><text:line-break/></text:span><text:span text:style-name="T16"><text:line-break/></text:span><text:span text:style-name="T17">define( </text:span><text:span text:style-name="T18">'ABSPATH'</text:span><text:span text:style-name="T17">, dirname(__FILE__) . </text:span><text:span text:style-name="T18">'/' </text:span><text:span text:style-name="T17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3" draw:end-shape="id4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ing the AST in Rascal as Text</text:p>
          </draw:text-box>
        </draw:frame>
        <draw:custom-shape draw:style-name="gr13" draw:text-style-name="P3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8">rascal&gt;import util::ValueUI;</text:span></text:p>
            <text:p text:style-name="P6"><text:span text:style-name="T8">ok</text:span></text:p>
            <text:p><text:span text:style-name="T8">rascal&gt;text(s);</text:span></text:p>
            <text:p text:style-name="P6"><text:span text:style-name="T8">ok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ing an Entire System</text:p>
          </draw:text-box>
        </draw:frame>
        <draw:custom-shape draw:style-name="gr14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10.519cm" svg:height="1.441cm" svg:x="1.927cm" svg:y="14.211cm">
          <text:p text:style-name="P4"><text:span text:style-name="T7">Note: This requires the same libraries </text:span></text:p>
          <text:p text:style-name="P4"><text:span text:style-name="T7">we saw earlier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165.247148289 -75674.89597780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Select the root of the system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6.224cm" svg:height="9.314cm" svg:x="0.708cm" svg:y="5.364cm">
          <draw:text-box>
            <text:p text:style-name="P6"><text:span text:style-name="T8">rascal&gt;loc wp422 = </text:span></text:p>
            <text:p><text:span text:style-name="T12">|project://rascal-course-pldi-2015/data/systems/WordPress/wordpress-4.2.2</text:span><text:span text:style-name="T14">|;</text:span></text:p>
            <text:p text:style-name="P6"><text:span text:style-name="T8">Loc: </text:span><text:span text:style-name="T12">...</text:span></text:p>
            <text:p text:style-name="P6"><text:span text:style-name="T8"/></text:p>
            <text:p><text:span text:style-name="T8">rascal&gt;System wp = </text:span><text:span text:style-name="T14">loadPHPFiles(wp422);</text:span></text:p>
          </draw:text-box>
        </draw:frame>
        <draw:custom-shape draw:style-name="gr16" draw:text-style-name="P5" draw:layer="layout" svg:width="9.716cm" svg:height="1.455cm" svg:x="16.925cm" svg:y="12.115cm">
          <text:p text:style-name="P4"><text:span text:style-name="T7">Create a map from locations to </text:span><text:span text:style-name="T7"><text:line-break/></text:span><text:span text:style-name="T7">AS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79.6850879901 -40767.032967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the Serialized ASTs</text:p>
          </draw:text-box>
        </draw:frame>
        <draw:custom-shape draw:style-name="gr14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6.224cm" svg:height="12.202cm" svg:x="0.708cm" svg:y="5.364cm">
          <draw:text-box>
            <text:p text:style-name="P13"><text:span text:style-name="T8">rascal&gt;System wp = loadWordPress();</text:span></text:p>
            <text:p text:style-name="P13"><text:span text:style-name="T8"/></text:p>
            <text:p text:style-name="P6"><text:span text:style-name="T8">System: (</text:span></text:p>
            <text:p text:style-name="P6"><text:span text:style-name="T8"><text:s text:c="2"/></text:span><text:span text:style-name="T8">|project://rascal-course-pldi-2015/data/systems/WordPress/wordpress-4.2.2/wp-admin/includes/ajax-actions.php|:script([</text:span></text:p>
            <text:p text:style-name="P6"><text:span text:style-name="T8"><text:s text:c="6"/></text:span><text:span text:style-name="T8">function(</text:span></text:p>
            <text:p text:style-name="P6"><text:span text:style-name="T8"><text:s text:c="8"/></text:span><text:span text:style-name="T8">"wp_ajax_nopriv_heartbeat",</text:span></text:p>
            <text:p text:style-name="P6"><text:span text:style-name="T8"><text:s text:c="8"/></text:span><text:span text:style-name="T8">false,</text:span></text:p>
            <text:p text:style-name="P6"><text:span text:style-name="T8"><text:s text:c="8"/></text:span><text:span text:style-name="T8">[],</text:span></text:p>
            <text:p text:style-name="P6"><text:span text:style-name="T8"><text:s text:c="8"/></text:span><text:span text:style-name="T8">[</text:span></text:p>
            <text:p text:style-name="P6"><text:span text:style-name="T8"><text:s text:c="10"/></text:span><text:span text:style-name="T8">exprstmt(assign(</text:span></text:p>
            <text:p text:style-name="P6"><text:span text:style-name="T8"><text:s text:c="14"/></text:span><text:span text:style-name="T8">var(name(name("response")))[</text:span></text:p>
            <text:p text:style-name="P6"><text:span text:style-name="T8"><text:s text:c="16"/></text:span><text:span text:style-name="T8">@at=|project://rascal-course-pldi-2015/data/systems/WordPress/wordpress-4.2.2/wp-admin/includes/ajax-actions.php|(320,9,&lt;22,0&gt;,&lt;22,0&gt;)</text:span></text:p>
            <text:p text:style-name="P6"><text:span text:style-name="T8"><text:s text:c="14"/></text:span><text:span text:style-name="T8">],</text:span></text:p>
            <text:p text:style-name="P6"><text:span text:style-name="T8"><text:s text:c="14"/></text:span><text:span text:style-name="T8">Array([])[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Exercise: what if we are just interested in calls to mysql_query?</text:p>
              </text:list-item>
              <text:list-item>
                <text:p>Exercise: what if we are just interested in calls with no parameters?</text:p>
              </text:list-item>
              <text:list-item>
                <text:p>Exercise (harder): what if we are just interested in calls to WordPress functions where the # of actuals differs from the # of formal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7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5.152cm" svg:height="0.803cm" svg:x="12.03cm" svg:y="3.394cm">
          <text:p text:style-name="P4"><text:span text:style-name="T7">“</text:span><text:span text:style-name="T7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25.251cm" svg:height="12.077cm" svg:x="1.681cm" svg:y="5.364cm">
          <draw:text-box>
            <text:p text:style-name="P6"><text:span text:style-name="T8">rascal&gt;allCalls = { &lt; c@at, c &gt; | /c:call(_,_) := wp422 };</text:span></text:p>
            <text:p text:style-name="P6"><text:span text:style-name="T8"/></text:p>
            <text:p text:style-name="P12"><text:span text:style-name="T20">rel[loc callLoc,Expr callExpr]: {</text:span></text:p>
            <text:p text:style-name="P12"><text:span text:style-name="T20"><text:s text:c="2"/></text:span><text:span text:style-name="T20">&lt;|project://rascal-course-pldi-2015/data/systems/WordPress/wordpress-4.2.2/wp-admin/includes/theme-install.php|(4738,19,&lt;143,0&gt;,&lt;143,0&gt;),call(</text:span></text:p>
            <text:p text:style-name="P12"><text:span text:style-name="T20"><text:s text:c="4"/></text:span><text:span text:style-name="T20">name(name("__")[</text:span></text:p>
            <text:p text:style-name="P12"><text:span text:style-name="T20"><text:s text:c="8"/></text:span><text:span text:style-name="T20">@at=|project://rascal-course-pldi-2015/data/systems/WordPress/wordpress-4.2.2/wp-admin/includes/theme-install.php|(4738,2,&lt;143,0&gt;,&lt;143,0&gt;)</text:span></text:p>
            <text:p text:style-name="P12"><text:span text:style-name="T20"><text:s text:c="6"/></text:span><text:span text:style-name="T20">]),</text:span></text:p>
            <text:p text:style-name="P12"><text:span text:style-name="T20"><text:s text:c="4"/></text:span><text:span text:style-name="T20">[actualParameter(</text:span></text:p>
            <text:p text:style-name="P12"><text:span text:style-name="T20"><text:s text:c="8"/></text:span><text:span text:style-name="T20">scalar(string("Install Now"))[</text:span></text:p>
            <text:p text:style-name="P12"><text:span text:style-name="T20"><text:s text:c="10"/></text:span><text:span text:style-name="T20">@at=|project://rascal-course-pldi-2015/data/systems/WordPress/wordpress-4.2.2/wp-admin/includes/theme-install.php|(4742,13,&lt;143,0&gt;,&lt;143,0&gt;)</text:span></text:p>
            <text:p text:style-name="P12"><text:span text:style-name="T20"><text:s text:c="8"/></text:span><text:span text:style-name="T20">],</text:span></text:p>
            <text:p text:style-name="P12"><text:span text:style-name="T20"><text:s text:c="8"/></text:span><text:span text:style-name="T20">false)[</text:span></text:p>
            <text:p text:style-name="P12"><text:span text:style-name="T20"><text:s text:c="8"/></text:span><text:span text:style-name="T20">@at=|project://rascal-course-pldi-2015/data/systems/WordPress/wordpress-4.2.2/wp-admin/includes/theme-install.php|(4742,13,&lt;143,0&gt;,&lt;143,0&gt;)</text:span></text:p>
            <text:p text:style-name="P12"><text:span text:style-name="T20"><text:s text:c="6"/></text:span><text:span text:style-name="T20">]])[</text:span></text:p>
            <text:p text:style-name="P12"><text:span text:style-name="T20"><text:s text:c="4"/></text:span><text:span text:style-name="T20">@at=|project://rascal-course-pldi-2015/data/systems/WordPress/wordpress-4.2.2/wp-admin/includes/theme-install.php|(4738,19,&lt;143,0&gt;,&lt;143,0&gt;)</text:span></text:p>
            <text:p text:style-name="P12"><text:span text:style-name="T20"><text:s text:c="2"/></text:span><text:span text:style-name="T20">]&gt;,</text:span></text:p>
            <text:p text:style-name="P6"><text:span text:style-name="T2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7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3.86cm" svg:y="3.394cm">
          <text:p text:style-name="P4"><text:span text:style-name="T7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25.251cm" svg:height="12.077cm" svg:x="1.681cm" svg:y="5.364cm">
          <draw:text-box>
            <text:p text:style-name="P6"><text:span text:style-name="T8">rascal&gt;allCalls = { &lt; c@at, c &gt; | /c:call(_,_) := wp422 };</text:span></text:p>
            <text:p text:style-name="P6"><text:span text:style-name="T8"/></text:p>
            <text:p text:style-name="P12"><text:span text:style-name="T20">rel[loc callLoc,Expr callExpr]: {</text:span></text:p>
            <text:p text:style-name="P12"><text:span text:style-name="T20"><text:s text:c="2"/></text:span><text:span text:style-name="T20">&lt;|project://rascal-course-pldi-2015/data/systems/WordPress/wordpress-4.2.2/wp-admin/includes/theme-install.php|(4738,19,&lt;143,0&gt;,&lt;143,0&gt;),call(</text:span></text:p>
            <text:p text:style-name="P12"><text:span text:style-name="T20"><text:s text:c="4"/></text:span><text:span text:style-name="T20">name(name("__")[</text:span></text:p>
            <text:p text:style-name="P12"><text:span text:style-name="T20"><text:s text:c="8"/></text:span><text:span text:style-name="T20">@at=|project://rascal-course-pldi-2015/data/systems/WordPress/wordpress-4.2.2/wp-admin/includes/theme-install.php|(4738,2,&lt;143,0&gt;,&lt;143,0&gt;)</text:span></text:p>
            <text:p text:style-name="P12"><text:span text:style-name="T20"><text:s text:c="6"/></text:span><text:span text:style-name="T20">]),</text:span></text:p>
            <text:p text:style-name="P12"><text:span text:style-name="T20"><text:s text:c="4"/></text:span><text:span text:style-name="T20">[actualParameter(</text:span></text:p>
            <text:p text:style-name="P12"><text:span text:style-name="T20"><text:s text:c="8"/></text:span><text:span text:style-name="T20">scalar(string("Install Now"))[</text:span></text:p>
            <text:p text:style-name="P12"><text:span text:style-name="T20"><text:s text:c="10"/></text:span><text:span text:style-name="T20">@at=|project://rascal-course-pldi-2015/data/systems/WordPress/wordpress-4.2.2/wp-admin/includes/theme-install.php|(4742,13,&lt;143,0&gt;,&lt;143,0&gt;)</text:span></text:p>
            <text:p text:style-name="P12"><text:span text:style-name="T20"><text:s text:c="8"/></text:span><text:span text:style-name="T20">],</text:span></text:p>
            <text:p text:style-name="P12"><text:span text:style-name="T20"><text:s text:c="8"/></text:span><text:span text:style-name="T20">false)[</text:span></text:p>
            <text:p text:style-name="P12"><text:span text:style-name="T20"><text:s text:c="8"/></text:span><text:span text:style-name="T20">@at=|project://rascal-course-pldi-2015/data/systems/WordPress/wordpress-4.2.2/wp-admin/includes/theme-install.php|(4742,13,&lt;143,0&gt;,&lt;143,0&gt;)</text:span></text:p>
            <text:p text:style-name="P12"><text:span text:style-name="T20"><text:s text:c="6"/></text:span><text:span text:style-name="T20">]])[</text:span></text:p>
            <text:p text:style-name="P12"><text:span text:style-name="T20"><text:s text:c="4"/></text:span><text:span text:style-name="T20">@at=|project://rascal-course-pldi-2015/data/systems/WordPress/wordpress-4.2.2/wp-admin/includes/theme-install.php|(4738,19,&lt;143,0&gt;,&lt;143,0&gt;)</text:span></text:p>
            <text:p text:style-name="P12"><text:span text:style-name="T20"><text:s text:c="2"/></text:span><text:span text:style-name="T20">]&gt;,</text:span></text:p>
            <text:p text:style-name="P6"><text:span text:style-name="T2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20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4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1">__( 'Install Now' )</text:span></text:p>
            <text:p text:style-name="P6"><text:span text:style-name="T8"/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1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7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7" draw:layer="layout" svg:width="25.251cm" svg:height="12.78cm" svg:x="1.681cm" svg:y="5.364cm">
          <draw:text-box>
            <text:p><text:span text:style-name="T8">rascal&gt;allCalls = { &lt; c@at, c &gt; | </text:span><text:span text:style-name="T23">/</text:span><text:span text:style-name="T8">c</text:span><text:span text:style-name="T23">:</text:span><text:span text:style-name="T8">call</text:span><text:span text:style-name="T23">(</text:span><text:span text:style-name="T8">name</text:span><text:span text:style-name="T23">(</text:span><text:span text:style-name="T8">name</text:span><text:span text:style-name="T23">(</text:span><text:span text:style-name="T8">fn</text:span><text:span text:style-name="T23">)),</text:span><text:span text:style-name="T8">_</text:span><text:span text:style-name="T23">)</text:span><text:span text:style-name="T8"> </text:span><text:span text:style-name="T23">:=</text:span><text:span text:style-name="T8"> wp422</text:span><text:span text:style-name="T23">,</text:span><text:span text:style-name="T8"> </text:span></text:p>
            <text:p><text:span text:style-name="T21"><text:s text:c="34"/></text:span><text:span text:style-name="T23">/</text:span><text:span text:style-name="T8">mysql</text:span><text:span text:style-name="T23">/</text:span><text:span text:style-name="T8"> </text:span><text:span text:style-name="T23">:=</text:span><text:span text:style-name="T8"> fn };</text:span></text:p>
            <text:p text:style-name="P6"><text:span text:style-name="T8"/></text:p>
            <text:p text:style-name="P12"><text:span text:style-name="T20">rel[loc callLoc,Expr callExpr]: {</text:span></text:p>
            <text:p text:style-name="P12"><text:span text:style-name="T20"><text:s text:c="2"/></text:span><text:span text:style-name="T20">&lt;|project://rascal-course-pldi-2015/data/systems/WordPress/wordpress-4.2.2/wp-includes/wp-db.php|(44032,33,&lt;1742,0&gt;,&lt;1742,0&gt;),call(</text:span></text:p>
            <text:p text:style-name="P12"><text:span text:style-name="T20"><text:s text:c="4"/></text:span><text:span text:style-name="T20">name(name("mysql_query")[</text:span></text:p>
            <text:p text:style-name="P12"><text:span text:style-name="T20"><text:s text:c="8"/></text:span><text:span text:style-name="T20">@at=|project://rascal-course-pldi-2015/data/systems/WordPress/wordpress-4.2.2/wp-includes/wp-db.php|(44032,11,&lt;1742,0&gt;,&lt;1742,0&gt;)</text:span></text:p>
            <text:p text:style-name="P12"><text:span text:style-name="T20"><text:s text:c="6"/></text:span><text:span text:style-name="T20">]),</text:span></text:p>
            <text:p text:style-name="P12"><text:span text:style-name="T20"><text:s text:c="4"/></text:span><text:span text:style-name="T20">[</text:span></text:p>
            <text:p text:style-name="P12"><text:span text:style-name="T20"><text:s text:c="6"/></text:span><text:span text:style-name="T20">actualParameter(</text:span></text:p>
            <text:p text:style-name="P12"><text:span text:style-name="T20"><text:s text:c="8"/></text:span><text:span text:style-name="T20">var(name(name("query")))[</text:span></text:p>
            <text:p text:style-name="P12"><text:span text:style-name="T20"><text:s text:c="10"/></text:span><text:span text:style-name="T20">@at=|project://rascal-course-pldi-2015/data/systems/WordPress/wordpress-4.2.2/wp-includes/wp-db.php|(44045,6,&lt;1742,0&gt;,&lt;1742,0&gt;)</text:span></text:p>
            <text:p text:style-name="P12"><text:span text:style-name="T20"><text:s text:c="8"/></text:span><text:span text:style-name="T20">],</text:span></text:p>
            <text:p text:style-name="P12"><text:span text:style-name="T20"><text:s text:c="8"/></text:span><text:span text:style-name="T20">false)</text:span></text:p>
            <text:p text:style-name="P6"><text:span text:style-name="T20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7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0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4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1">mysql_query( $query, $this-&gt;dbh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</text:p>
              </text:list-item>
              <text:list-item>
                <text:p>What if we are just interested in calls to WordPress functions where the # of actuals differs from the # of formals? (Note, this is harder than the other tw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Advanced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How can we find dynamic invocations?</text:p>
              </text:list-item>
              <text:list-item>
                <text:p>Which of these call methods versus which call functions? In which cases is analysis needed to determine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ilding Control Flow Graphs</text:p>
          </draw:text-box>
        </draw:frame>
        <draw:custom-shape draw:style-name="gr17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With Control Flow Graphs</text:p>
          </draw:text-box>
        </draw:frame>
        <draw:custom-shape draw:style-name="gr17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ludes</text:p>
          </draw:text-box>
        </draw:frame>
        <draw:custom-shape draw:style-name="gr17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Show a quick example from ASE pap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 and method counts</text:p>
              </text:list-item>
              <text:list-item>
                <text:p>Cyclomatic complexity</text:p>
              </text:list-item>
              <text:list-item>
                <text:p>Feature occur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3H11M6S</meta:editing-duration>
    <meta:editing-cycles>332</meta:editing-cycles>
    <dc:date>2015-06-11T08:33:57.654699000</dc:date>
    <meta:generator>LibreOffice/4.4.3.2$MacOSX_X86_64 LibreOffice_project/88805f81e9fe61362df02b9941de8e38a9b5fd16</meta:generator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